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language="es" fo:country="ES"/>
    </style:style>
    <style:style style:name="P2" style:family="paragraph" style:parent-style-name="Standard">
      <style:text-properties style:font-name="Libre Franklin Medium" fo:language="es" fo:country="ES" officeooo:paragraph-rsid="0018319f"/>
    </style:style>
    <style:style style:name="P3" style:family="paragraph" style:parent-style-name="Standard">
      <style:text-properties style:font-name="Libre Franklin Medium" fo:language="es" fo:country="ES" officeooo:paragraph-rsid="0017ae78"/>
    </style:style>
    <style:style style:name="P4" style:family="paragraph" style:parent-style-name="Standard">
      <style:text-properties style:font-name="Libre Franklin Medium" fo:font-size="10pt" fo:language="es" fo:country="ES" officeooo:paragraph-rsid="0018319f" style:font-size-asian="10pt" style:font-size-complex="10pt"/>
    </style:style>
    <style:style style:name="P5" style:family="paragraph" style:parent-style-name="Standard">
      <style:text-properties style:font-name="Libre Franklin Medium" fo:font-size="10pt" fo:language="es" fo:country="ES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re Franklin Medium" fo:font-size="10pt" fo:language="es" fo:country="ES" style:font-size-asian="8.75pt" style:font-size-complex="10pt"/>
    </style:style>
    <style:style style:name="P7" style:family="paragraph" style:parent-style-name="Standard">
      <style:text-properties fo:color="#ff0000" loext:opacity="100%" style:font-name="Libre Franklin Medium" fo:font-size="10pt" fo:language="es" fo:country="ES" officeooo:paragraph-rsid="0017ae78" style:font-size-asian="10pt" style:font-size-complex="10pt"/>
    </style:style>
    <style:style style:name="P8" style:family="paragraph" style:parent-style-name="Standard">
      <style:text-properties fo:color="#ff0000" loext:opacity="100%" style:font-name="Libre Franklin Medium" fo:font-size="10pt" fo:language="es" fo:country="ES" officeooo:paragraph-rsid="0018319f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17ae78" officeooo:paragraph-rsid="0017ae78" style:font-size-asian="10pt" style:font-size-complex="10pt"/>
    </style:style>
    <style:style style:name="T1" style:family="text">
      <style:text-properties officeooo:rsid="0017ae78"/>
    </style:style>
    <style:style style:name="T2" style:family="text">
      <style:text-properties fo:color="#808080" loext:opacity="100%" officeooo:rsid="0017ae78"/>
    </style:style>
    <style:style style:name="T3" style:family="text">
      <style:text-properties fo:color="#ff0000" loext:opacity="100%"/>
    </style:style>
    <style:style style:name="T4" style:family="text">
      <style:text-properties style:font-name="Libre Franklin Semi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aciÓ en BelÉn</text:p>
      <text:p text:style-name="P10">Villancico Español</text:p>
      <text:p text:style-name="P6"/>
      <text:p text:style-name="P7"><text:tab/>Do <text:s text:c="63"/>Sol</text:p>
      <text:p text:style-name="P2"><text:span text:style-name="T2">A.</text:span><text:span text:style-name="T1"><text:tab/></text:span><text:span text:style-name="T4">BENDITA LA SEÑORA MARÍA,</text:span></text:p>
      <text:p text:style-name="P4"><text:tab/><text:span text:style-name="T3"> <text:s text:c="12"/>Fa <text:s text:c="58"/>Do</text:span></text:p>
      <text:p text:style-name="P2"><text:tab/><text:span text:style-name="T4">BENDITO EL SEÑOR SAN JOSÉ,</text:span></text:p>
      <text:p text:style-name="P7"><text:tab/> <text:s text:c="11"/>Fa <text:s text:c="39"/>Do</text:p>
      <text:p text:style-name="P2"><text:tab/><text:span text:style-name="T4">BENDITO JESÚS BENDITO,</text:span></text:p>
      <text:p text:style-name="P4"><text:tab/><text:span text:style-name="T3"> <text:s text:c="30"/>Fa <text:s text:c="27"/>Sol7</text:span></text:p>
      <text:p text:style-name="P2"><text:tab/><text:span text:style-name="T4">QUE HA NACIDO EN BELÉN.</text:span></text:p>
      <text:p text:style-name="P5"/>
      <text:section text:style-name="Sect1" text:name="Sección1">
        <text:p text:style-name="P7"><text:tab/>Do <text:s text:c="40"/>Sol</text:p>
        <text:p text:style-name="P2"><text:span text:style-name="T2">S.</text:span><text:span text:style-name="T1"><text:tab/></text:span>Hemos visto la estrella,</text:p>
        <text:p text:style-name="P8"><text:tab/> <text:s text:c="12"/>Fa <text:s text:c="36"/>Do</text:p>
        <text:p text:style-name="P2"><text:tab/>que luz tan bella nos da.</text:p>
        <text:p text:style-name="P7"><text:tab/> <text:s text:c="10"/>Fa <text:s text:c="40"/>Do</text:p>
        <text:p text:style-name="P2"><text:tab/>Queremos que nos ilumine</text:p>
        <text:p text:style-name="P4"><text:tab/><text:span text:style-name="T3"> <text:s text:c="17"/>Fa <text:s text:c="30"/>Sol7</text:span></text:p>
        <text:p text:style-name="P2"><text:tab/>y nos guie a nuestro rey.</text:p>
        <text:p text:style-name="P5"/>
        <text:p text:style-name="P7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5"/>
        <text:p text:style-name="P7"><text:tab/>Do <text:s text:c="35"/>Sol</text:p>
        <text:p text:style-name="P2"><text:span text:style-name="T2">S.</text:span><text:span text:style-name="T1"><text:tab/></text:span>Si en humilde establo,</text:p>
        <text:p text:style-name="P4"><text:tab/><text:span text:style-name="T3"> <text:s text:c="6"/>Fa <text:s text:c="37"/>Do</text:span></text:p>
        <text:p text:style-name="P2"><text:tab/>tu no hubieras nacido.</text:p>
        <text:p text:style-name="P7"><text:tab/> <text:s text:c="7"/>Fa <text:s text:c="43"/>Do</text:p>
        <text:p text:style-name="P2"><text:tab/>Si muchos te habrían visto,</text:p>
        <text:p text:style-name="P4"><text:tab/><text:span text:style-name="T3"> Fa <text:s text:c="35"/>Sol7</text:span></text:p>
        <text:p text:style-name="P2"><text:tab/>nada tendría sentido.</text:p>
        <text:p text:style-name="P5"/>
        <text:p text:style-name="P7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1"/>
        <text:p text:style-name="P7"><text:tab/>Do <text:s text:c="47"/>Sol</text:p>
        <text:p text:style-name="P2"><text:span text:style-name="T2">S.</text:span><text:span text:style-name="T1"><text:tab/></text:span>Quiero ofrecerte mi vida,</text:p>
        <text:p text:style-name="P4"><text:tab/><text:span text:style-name="T3"> <text:s text:c="7"/>Fa <text:s text:c="33"/>Do</text:span></text:p>
        <text:p text:style-name="P2"><text:tab/>mi alma y mi corazón.</text:p>
        <text:p text:style-name="P7"><text:tab/> <text:s text:c="3"/>Fa <text:s text:c="38"/>Do</text:p>
        <text:p text:style-name="P2"><text:tab/>Quiero estar a tu lado</text:p>
        <text:p text:style-name="P4"><text:tab/><text:span text:style-name="T3"> <text:s text:c="8"/>Fa <text:s text:c="20"/>Sol7</text:span></text:p>
        <text:p text:style-name="P2"><text:tab/>y vivir en tu amor.</text:p>
        <text:p text:style-name="P5"/>
        <text:p text:style-name="P7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5"/>
        <text:p text:style-name="P7"><text:tab/>Do <text:s text:c="47"/>Sol</text:p>
        <text:p text:style-name="P2"><text:span text:style-name="T2">S.</text:span><text:span text:style-name="T1"><text:tab/></text:span>Te damos gracias María,</text:p>
        <text:p text:style-name="P4"><text:tab/><text:span text:style-name="T3"> <text:s text:c="6"/>Fa <text:s text:c="39"/>Do</text:span></text:p>
        <text:p text:style-name="P2"><text:tab/>te damos gracias José.</text:p>
        <text:p text:style-name="P7"><text:tab/> <text:s text:c="8"/>Fa <text:s text:c="22"/>Do</text:p>
        <text:p text:style-name="P2"><text:tab/>Y a ti niño bendito,</text:p>
        <text:p text:style-name="P4"><text:tab/><text:span text:style-name="T3"> <text:s text:c="18"/>Fa <text:s text:c="16"/>Sol7</text:span></text:p>
        <text:p text:style-name="P2"><text:tab/>por nacer en Belén.</text:p>
        <text:p text:style-name="P5"/>
        <text:p text:style-name="P7"><text:tab/>Do <text:s text:c="63"/>Sol</text:p>
        <text:p text:style-name="P3"><text:span text:style-name="T2">A.</text:span><text:span text:style-name="T1"><text:tab/></text:span><text:span text:style-name="T4">BENDITA LA SEÑORA MARÍA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53:30.118416061</meta:creation-date>
    <dc:date>2021-11-26T15:10:06.135151028</dc:date>
    <meta:editing-duration>PT21M20S</meta:editing-duration>
    <meta:editing-cycles>5</meta:editing-cycles>
    <meta:generator>LibreOffice/7.1.7.2$Linux_X86_64 LibreOffice_project/10$Build-2</meta:generator>
    <meta:document-statistic meta:table-count="0" meta:image-count="0" meta:object-count="0" meta:page-count="1" meta:paragraph-count="50" meta:word-count="167" meta:character-count="1964" meta:non-whitespace-character-count="641"/>
  </office:meta>
</office:document-meta>
</file>